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9D9596CC0741E7EF.png" manifest:media-type="image/png"/>
  <manifest:file-entry manifest:full-path="Pictures/1000000000000640000003848C2D60BEB6BE278A.png" manifest:media-type="image/png"/>
  <manifest:file-entry manifest:full-path="Pictures/10000000000006400000038484BA4103DC1466BE.png" manifest:media-type="image/png"/>
  <manifest:file-entry manifest:full-path="Pictures/10000000000006400000038417833F80318DF8A3.png" manifest:media-type="image/png"/>
  <manifest:file-entry manifest:full-path="Pictures/10000000000002D8000001DA662FAA2C75EA14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6400000038417833F80318DF8A3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4.168cm" svg:height="9.223cm" draw:z-index="1"><draw:image xlink:href="Pictures/10000000000002D8000001DA662FAA2C75EA14FD.png" xlink:type="simple" xlink:show="embed" xlink:actuate="onLoad" loext:mime-type="image/png"/></draw:frame></text:p>
      <text:p text:style-name="Standard"/>
      <text:p text:style-name="Standard"><draw:frame draw:style-name="fr3" draw:name="Image3" text:anchor-type="paragraph" svg:width="17cm" svg:height="9.562cm" draw:z-index="2"><draw:image xlink:href="Pictures/1000000000000640000003848C2D60BEB6BE278A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62cm" draw:z-index="3"><draw:image xlink:href="Pictures/1000000000000640000003849D9596CC0741E7EF.png" xlink:type="simple" xlink:show="embed" xlink:actuate="onLoad" loext:mime-type="image/png"/></draw:frame></text:p>
      <text:p text:style-name="Standard"/>
      <text:p text:style-name="Standard"><draw:frame draw:style-name="fr3" draw:name="Image5" text:anchor-type="paragraph" svg:width="17cm" svg:height="9.562cm" draw:z-index="4"><draw:image xlink:href="Pictures/10000000000006400000038484BA4103DC1466B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6:51:19.534347778</meta:creation-date>
    <dc:date>2018-08-16T16:57:09.516375971</dc:date>
    <meta:editing-duration>PT5M50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